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formx="urn:openoffice:names:experimental:ooxml-odf-interop:xmlns:form:1.0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265cm"/>
    </style:style>
    <style:style style:name="co3" style:family="table-column">
      <style:table-column-properties fo:break-before="auto" style:column-width="16.009cm"/>
    </style:style>
    <style:style style:name="co4" style:family="table-column">
      <style:table-column-properties fo:break-before="auto" style:column-width="9.359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644cm" fo:break-before="auto" style:use-optimal-row-height="false"/>
    </style:style>
    <style:style style:name="ro4" style:family="table-row">
      <style:table-row-properties style:row-height="1.82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Langages</text:p>
          </table:table-cell>
          <table:table-cell table:style-name="ce1" office:value-type="string">
            <text:p>Cybersécurité</text:p>
          </table:table-cell>
          <table:table-cell table:style-name="ce1" office:value-type="string">
            <text:p>Général</text:p>
          </table:table-cell>
        </table:table-row>
        <table:table-row table:style-name="ro3">
          <table:table-cell office:value-type="string">
            <text:p>08/03/2024 : Java n'est pas près de disparaître » : le langage de programmation </text:p>
            <text:p>Est toujours sur la liste des priorités des entreprises en 2024</text:p>
          </table:table-cell>
          <table:table-cell office:value-type="string">
            <text:p>01/04/2024 : Des applications malveillantes prises en flagrant délit de transformer secrètement les téléphones Android en proxys pour les cybercriminels</text:p>
          </table:table-cell>
          <table:table-cell office:value-type="string">
            <text:p>01/04/2024 : Windows 11 : bientôt un générateur</text:p>
            <text:p>de QR code pour faciliter le transfert de fichiers</text:p>
            <text:p>et de liens.</text:p>
          </table:table-cell>
        </table:table-row>
        <table:table-row table:style-name="ro4">
          <table:table-cell office:value-type="string">
            <text:p>08/04/2024 : Android permet de retrouver les appareils Android perdus</text:p>
          </table:table-cell>
          <table:table-cell office:value-type="string">
            <text:p>03/04/2024 : Le cheval de Troie Mispadu cible l'Europe, des milliers d'identifiants compromis.</text:p>
          </table:table-cell>
          <table:table-cell office:value-type="string">
            <text:p>29/03/2024 : Google Chrome va vous aider à </text:p>
            <text:p>faire du ménage dans vos (trop) nombreux onglets.</text:p>
          </table:table-cell>
        </table:table-row>
        <table:table-row table:style-name="ro5">
          <table:table-cell office:value-type="string">
            <text:p>26/04/2024 : 90% des services java présentent un risque de vulnérabilité</text:p>
          </table:table-cell>
          <table:table-cell office:value-type="string">
            <text:p>09/04/2024 : Découverte de vulnérabilités sur le système d’exploitation des smart TV LG</text:p>
          </table:table-cell>
          <table:table-cell/>
        </table:table-row>
        <table:table-row table:style-name="ro6">
          <table:table-cell office:value-type="string">
            <text:p>07/05/2024 : Nouvel attribut dans Symfony permettant de vérifier la protection contre les attaques CSRF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7">07/05/2024</text:date>, <text:time>22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ZO FANTAPIE HAMANG</meta:initial-creator>
    <meta:creation-date>2024-04-01T19:57:44.99</meta:creation-date>
    <meta:generator>OpenOffice/4.1.6$Win32 OpenOffice.org_project/416m1$Build-9790</meta:generator>
    <dc:date>2024-05-07T22:23:28.50</dc:date>
    <meta:editing-duration>PT1H13M26S</meta:editing-duration>
    <meta:editing-cycles>8</meta:editing-cycles>
    <dc:creator>ENZO FANTAPIE HAMANG</dc:creator>
    <meta:document-statistic meta:table-count="3" meta:cell-count="12" meta:object-count="0"/>
  </office:meta>
</office:document-meta>
</file>